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sNotification.SmsNotification( String cellularNumber , Carrier carrier , String activationKey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msNotification.getCellular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sNotification.getCarr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